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1, 2021 (03:21:4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45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<text:s text:c="1"/>10101 </text:p>
      <text:p text:style-name="P76"><text:s text:c="2"/>101 <text:s text:c="1"/></text:p>
      <text:p text:style-name="P77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1T19:21:55Z</meta:creation-date>
    <dc:date>2021-07-01T19:21:55Z</dc:date>
    <meta:user-defined meta:name="date" meta:value-type="string">July   1, 2021 (03:21:4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